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none" svg:stroke-color="#000000" draw:fill="none" draw:fill-color="#ffffff" fo:min-height="3.1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69cm" svg:height="0.882cm" svg:x="14.036cm" svg:y="1.818cm">
          <text:p text:style-name="P1"><text:span text:style-name="T1">IRC_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3cm" svg:height="0.519cm" svg:x="14.032cm" svg:y="1.29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24cm" svg:height="0.882cm" svg:x="5.812cm" svg:y="1.818cm">
          <text:p text:style-name="P1"><text:span text:style-name="T1">Unus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36cm" svg:height="0.519cm" svg:x="5.8cm" svg:y="1.297cm">
          <text:p text:style-name="P1"><text:span text:style-name="T1">31: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cm" svg:height="1.3cm" svg:x="3.6cm" svg:y="7.1cm">
          <text:p text:style-name="P1"><text:span text:style-name="T2">IRC_DIS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4.3cm" svg:height="1.8cm" svg:x="13.1cm" svg:y="6.9cm">
          <text:p text:style-name="P1"><text:span text:style-name="T2">IRC_EN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5cm" svg:height="1.8cm" svg:x="8.4cm" svg:y="12.7cm">
          <text:p text:style-name="P1"><text:span text:style-name="T2">IRC_INTERRUP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" draw:id="id4" draw:layer="layout" svg:width="2.2cm" svg:height="0.725cm" svg:x="2.6cm" svg:y="5.775cm">
          <draw:text-box>
            <text:p><text:span text:style-name="T2">RESET</text:span></text:p>
          </draw:text-box>
        </draw:frame>
        <draw:connector draw:style-name="gr5" draw:text-style-name="P1" draw:layer="layout" draw:type="curve" draw:line-skew="-0.201cm" svg:x1="7.5cm" svg:y1="7.75cm" svg:x2="13.1cm" svg:y2="7.8cm" draw:start-shape="id1" draw:start-glue-point="10" draw:end-shape="id2" draw:end-glue-point="6" svg:d="m7500 7750c3900 0 1100 50 5600 50" svg:viewBox="0 0 5601 51">
          <text:p/>
        </draw:connector>
        <draw:connector draw:style-name="gr5" draw:text-style-name="P1" draw:layer="layout" draw:type="curve" svg:x1="15.25cm" svg:y1="6.9cm" svg:x2="5.55cm" svg:y2="7.1cm" draw:start-shape="id2" draw:start-glue-point="4" draw:end-shape="id1" draw:end-glue-point="4" svg:d="m15250 6900c0-757-9700-857-9700 200" svg:viewBox="0 0 9701 782">
          <text:p/>
        </draw:connector>
        <draw:connector draw:style-name="gr5" draw:text-style-name="P1" draw:layer="layout" draw:type="curve" draw:line-skew="0.257cm" svg:x1="15.25cm" svg:y1="8.7cm" svg:x2="12.668cm" svg:y2="12.963cm" draw:start-shape="id2" draw:start-glue-point="8" draw:end-shape="id3" draw:end-glue-point="11" svg:d="m15250 8700c0 3387-2582 1256-2582 4263" svg:viewBox="0 0 2583 4264">
          <text:p/>
        </draw:connector>
        <draw:frame draw:style-name="gr6" draw:text-style-name="P4" draw:layer="layout" svg:width="4.1cm" svg:height="1.85cm" svg:x="8.7cm" svg:y="4.85cm">
          <draw:text-box>
            <text:p><text:span text:style-name="T2">IRC_en == 0 /</text:span></text:p>
            <text:p><text:span text:style-name="T3">INT = 0 </text:span></text:p>
          </draw:text-box>
        </draw:frame>
        <draw:frame draw:style-name="gr7" draw:text-style-name="P4" draw:layer="layout" svg:width="7cm" svg:height="3.373cm" svg:x="13.4cm" svg:y="11cm">
          <draw:text-box>
            <text:p><text:span text:style-name="T2">Interrupt signal received from device/ </text:span></text:p>
            <text:p><text:span text:style-name="T3">INT = Interrupt number of highest</text:span></text:p>
            <text:p><text:span text:style-name="T3">priority interrupting source</text:span></text:p>
          </draw:text-box>
        </draw:frame>
        <draw:connector draw:style-name="gr8" draw:text-style-name="P1" draw:layer="layout" draw:type="line" svg:x1="3.7cm" svg:y1="6.5cm" svg:x2="4.171cm" svg:y2="7.29cm" draw:start-shape="id4" draw:start-glue-point="2" draw:end-shape="id1" draw:end-glue-point="5" svg:d="m3700 6500 471 790" svg:viewBox="0 0 472 791">
          <text:p/>
        </draw:connector>
        <draw:frame draw:style-name="gr6" draw:text-style-name="P4" draw:layer="layout" svg:width="4.1cm" svg:height="1.85cm" svg:x="8.5cm" svg:y="7.95cm">
          <draw:text-box>
            <text:p><text:span text:style-name="T2">IRC_en == 1 /</text:span></text:p>
            <text:p><text:span text:style-name="T3">INT = 0 </text:span></text:p>
          </draw:text-box>
        </draw:frame>
        <draw:connector draw:style-name="gr8" draw:text-style-name="P1" draw:layer="layout" draw:type="curve" svg:x1="16.771cm" svg:y1="7.163cm" svg:x2="17.4cm" svg:y2="7.8cm" draw:start-shape="id2" draw:start-glue-point="11" draw:end-shape="id2" draw:end-glue-point="10" svg:d="m16771 7163c0-1152 568-960 915-513s473 1150-286 1150" svg:viewBox="0 0 1190 1500">
          <text:p/>
        </draw:connector>
        <draw:frame draw:style-name="gr9" draw:text-style-name="P4" draw:layer="layout" svg:width="6.5cm" svg:height="1.299cm" svg:x="15.1cm" svg:y="5.2cm">
          <draw:text-box>
            <text:p><text:span text:style-name="T2">No external interrupt <text:s/>/</text:span></text:p>
            <text:p><text:span text:style-name="T3">INT=0</text:span></text:p>
          </draw:text-box>
        </draw:frame>
        <draw:connector draw:style-name="gr8" draw:text-style-name="P1" draw:layer="layout" draw:type="curve" svg:x1="8.4cm" svg:y1="13.6cm" svg:x2="4.171cm" svg:y2="8.21cm" draw:start-shape="id3" draw:start-glue-point="6" draw:end-shape="id1" draw:end-glue-point="7" svg:d="m8400 13600c-2820 0-4229-1796-4229-5390" svg:viewBox="0 0 4230 5391">
          <text:p/>
        </draw:connector>
        <draw:frame draw:style-name="gr7" draw:text-style-name="P4" draw:layer="layout" svg:width="7cm" svg:height="3.373cm" svg:x="1.5cm" svg:y="10.4cm">
          <draw:text-box>
            <text:p><text:span text:style-name="T2">IRC_en == 0 / </text:span></text:p>
            <text:p><text:span text:style-name="T3">INT = 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a Karanjkar</meta:initial-creator>
    <meta:creation-date>2016-03-16T16:49:18</meta:creation-date>
    <dc:date>2016-03-16T17:50:35</dc:date>
    <dc:creator>Neha Karanjkar</dc:creator>
    <meta:editing-duration>PT9M16S</meta:editing-duration>
    <meta:editing-cycles>6</meta:editing-cycles>
    <meta:generator>LibreOffice/3.5$Linux_X86_64 LibreOffice_project/350m1$Build-2</meta:generator>
    <meta:document-statistic meta:object-count="19"/>
  </office:meta>
</office:document-meta>
</file>